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404429" officeooo:paragraph-rsid="00110262" style:font-weight-asian="normal" style:font-weight-complex="normal"/>
    </style:style>
    <style:style style:name="P2" style:family="paragraph" style:parent-style-name="Standard">
      <style:text-properties fo:font-weight="normal" officeooo:rsid="003cd42d" officeooo:paragraph-rsid="00110262" style:font-weight-asian="normal" style:font-weight-complex="normal"/>
    </style:style>
    <style:style style:name="P3" style:family="paragraph" style:parent-style-name="Standard">
      <style:text-properties fo:font-weight="bold" officeooo:rsid="003a6914" officeooo:paragraph-rsid="00110262" style:font-weight-asian="bold" style:font-weight-complex="bold"/>
    </style:style>
    <style:style style:name="P4" style:family="paragraph" style:parent-style-name="Standard">
      <style:text-properties officeooo:paragraph-rsid="00110262"/>
    </style:style>
    <style:style style:name="P5" style:family="paragraph" style:parent-style-name="Standard">
      <style:text-properties officeooo:paragraph-rsid="00146820"/>
    </style:style>
    <style:style style:name="P6" style:family="paragraph" style:parent-style-name="Standard">
      <style:text-properties fo:font-weight="normal" officeooo:rsid="003cd42d" officeooo:paragraph-rsid="00110262" style:font-weight-asian="normal" style:font-weight-complex="normal"/>
    </style:style>
    <style:style style:name="P7" style:family="paragraph" style:parent-style-name="Standard">
      <style:text-properties fo:font-weight="normal" officeooo:rsid="00146820" officeooo:paragraph-rsid="00146820" style:font-weight-asian="normal" style:font-weight-complex="normal"/>
    </style:style>
    <style:style style:name="P8" style:family="paragraph" style:parent-style-name="Standard">
      <style:text-properties fo:font-weight="normal" officeooo:rsid="00404429" officeooo:paragraph-rsid="0011026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fce0" style:font-weight-asian="normal" style:font-weight-complex="normal"/>
    </style:style>
    <style:style style:name="T3" style:family="text">
      <style:text-properties fo:font-weight="normal" officeooo:rsid="003cd42d" style:font-weight-asian="normal" style:font-weight-complex="normal"/>
    </style:style>
    <style:style style:name="T4" style:family="text">
      <style:text-properties fo:font-weight="normal" officeooo:rsid="00467034" style:font-weight-asian="normal" style:font-weight-complex="normal"/>
    </style:style>
    <style:style style:name="T5" style:family="text">
      <style:text-properties fo:font-weight="normal" officeooo:rsid="00404429" style:font-weight-asian="normal" style:font-weight-complex="normal"/>
    </style:style>
    <style:style style:name="T6" style:family="text">
      <style:text-properties fo:font-weight="normal" officeooo:rsid="003e99bd" style:font-weight-asian="normal" style:font-weight-complex="normal"/>
    </style:style>
    <style:style style:name="T7" style:family="text">
      <style:text-properties fo:font-weight="normal" officeooo:rsid="0012ec9d" style:font-weight-asian="normal" style:font-weight-complex="normal"/>
    </style:style>
    <style:style style:name="T8" style:family="text">
      <style:text-properties fo:font-weight="normal" officeooo:rsid="00146820" style:font-weight-asian="normal" style:font-weight-complex="normal"/>
    </style:style>
    <style:style style:name="T9" style:family="text">
      <style:text-properties officeooo:rsid="003cd4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a Gnat LoRa node </text:p>
      <text:p text:style-name="P4"><text:span text:style-name="T2">The Gnat LoRa/GNSS asset tracker is programmed using Arduino. The Arduino IDE can be downloaded from the Arduino web site: </text:span><text:a xlink:type="simple" xlink:href="https://www.arduino.cc/" text:style-name="Internet_20_link" text:visited-style-name="Visited_20_Internet_20_Link"><text:span text:style-name="T2">https://www.arduino.cc/</text:span></text:a><text:span text:style-name="T2">. On that website you will </text:span><text:span text:style-name="T3">also </text:span><text:span text:style-name="T2">find information about using Arduino. </text:span><text:span text:style-name="T3">Software </text:span><text:span text:style-name="T7">libraries </text:span><text:span text:style-name="T3">and information required to configure the Gnat for use within the Arduino environment can be found here: </text:span><text:a xlink:type="simple" xlink:href="https://github.com/GrumpyOldPizza/ArduinoCore-stm32l0" text:style-name="Internet_20_link" text:visited-style-name="Visited_20_Internet_20_Link"><text:span text:style-name="T3">https://github.com/GrumpyOldPizza/ArduinoCore-stm32l0</text:span></text:a><text:span text:style-name="T3">. </text:span><text:span text:style-name="T4">Note that the Gnat requires the purchase and installation of a LoRa antenna, GNSS antenna before powering with a battery or USB. </text:span></text:p>
      <text:p text:style-name="P2"/>
      <text:p text:style-name="P7">Once the <text:span text:style-name="T9">Arduino environment </text:span>is properly configured you need to <text:span text:style-name="T9">specify the correct board </text:span>for the Gnat<text:span text:style-name="T9"> (Gnat-Lo82CZ). </text:span>Instruction on how to do that can be found at the GrumpyOldPizza GitHub repository noted above</text:p>
      <text:p text:style-name="P2"/>
      <text:p text:style-name="P5"><text:span text:style-name="T5">Y</text:span><text:span text:style-name="T3">ou can download a sketch from from Gnat GitHub </text:span><text:span text:style-name="T7">repository</text:span><text:span text:style-name="T3"> (</text:span><text:a xlink:type="simple" xlink:href="https://github.com/kriswiner/CMWX1ZZABZ/tree/master/Gnat" text:style-name="Internet_20_link" text:visited-style-name="Visited_20_Internet_20_Link"><text:span text:style-name="T3">https://github.com/kriswiner/CMWX1ZZABZ/tree/master/Gnat</text:span></text:a><text:span text:style-name="T3">) or from the TerrapinTracker GitHub repository (</text:span><text:a xlink:type="simple" xlink:href="https://github.com/nedhorning/TerrapinTracker" text:style-name="Internet_20_link" text:visited-style-name="Visited_20_Internet_20_Link">https://github.com/nedhorning/TerrapinTracker</text:a><text:span text:style-name="T3">) </text:span><text:span text:style-name="T6">in the Sketches directory</text:span><text:span text:style-name="T3">. </text:span><text:span text:style-name="T8">You can use the GetDevEUI sketch from the </text:span><text:span text:style-name="T3">TerrapinTracker GitHub repository </text:span><text:span text:style-name="T8">to get the Dev EUI that is necessary for monitoring data sent from a LoRa node such as the Gnat.</text:span></text:p>
      <text:p text:style-name="P2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24T14:11:24.421105608</meta:creation-date>
    <dc:date>2020-08-26T12:55:28.415058868</dc:date>
    <dc:creator>Ned Horning</dc:creator>
    <meta:editing-duration>PT17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66" meta:character-count="1172" meta:non-whitespace-character-count="1008"/>
  </office:meta>
</office:document-meta>
</file>